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eTests.tes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Tests.testCacheGetCallable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Tests.testCache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CacheTests.testCacheGetSynchron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CacheTests.testCacheGet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Tests.doTestCacheGetCallableNotInvokedWithHit( Object initi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acheTests.doTestCacheGetCallable( Object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Tests.testCacheGetCallableNotInvokedWithHi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Tests.testCachePutIfAb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cheTests.testCacheGetCallableNotInvokedWithH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Tests.testCache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acheTests.testCache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cheTests.testCacheGetCallable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acheTests.createRando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Tests.tes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